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816a" officeooo:paragraph-rsid="0009816a"/>
    </style:style>
    <style:style style:name="T1" style:family="text">
      <style:text-properties officeooo:rsid="000ab893"/>
    </style:style>
    <style:style style:name="T2" style:family="text">
      <style:text-properties officeooo:rsid="000c7975"/>
    </style:style>
    <style:style style:name="T3" style:family="text">
      <style:text-properties officeooo:rsid="000e6a23"/>
    </style:style>
    <style:style style:name="T4" style:family="text">
      <style:text-properties officeooo:rsid="000f0a73"/>
    </style:style>
    <style:style style:name="T5" style:family="text">
      <style:text-properties officeooo:rsid="00101639"/>
    </style:style>
    <style:style style:name="T6" style:family="text">
      <style:text-properties officeooo:rsid="001040ef"/>
    </style:style>
    <style:style style:name="T7" style:family="text">
      <style:text-properties officeooo:rsid="0011107a"/>
    </style:style>
    <style:style style:name="T8" style:family="text">
      <style:text-properties officeooo:rsid="00114d5e"/>
    </style:style>
    <style:style style:name="T9" style:family="text">
      <style:text-properties officeooo:rsid="00127b59"/>
    </style:style>
    <style:style style:name="T10" style:family="text">
      <style:text-properties officeooo:rsid="0012805c"/>
    </style:style>
    <style:style style:name="T11" style:family="text">
      <style:text-properties officeooo:rsid="0013d533"/>
    </style:style>
    <style:style style:name="T12" style:family="text">
      <style:text-properties officeooo:rsid="00166b58"/>
    </style:style>
    <style:style style:name="T13" style:family="text">
      <style:text-properties officeooo:rsid="0016a33d"/>
    </style:style>
    <style:style style:name="T14" style:family="text">
      <style:text-properties officeooo:rsid="00171876"/>
    </style:style>
    <style:style style:name="T15" style:family="text">
      <style:text-properties officeooo:rsid="00190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opriate, inappropriate, economic, economics, accountant, accountancy, take place, term, attend, attendance, optional, monitor, enforce, unnecessary, require, requirement, acquire, acquisition, topic, lecturer, structure, <text:span text:style-name="T1">circle, </text:span><text:span text:style-name="T2">tutorial, schedule, </text:span><text:span text:style-name="T3">handout, part-time, </text:span><text:span text:style-name="T4">full-time, </text:span><text:span text:style-name="T5">strict, </text:span><text:span text:style-name="T6">set down, </text:span><text:span text:style-name="T7">relative, </text:span><text:span text:style-name="T8">provide, </text:span><text:span text:style-name="T9">give a talk, </text:span><text:span text:style-name="T10">essay, </text:span><text:span text:style-name="T11">in addition to, </text:span><text:span text:style-name="T12">content, </text:span><text:span text:style-name="T13">vocational, </text:span><text:span text:style-name="T14">vocation, </text:span><text:span text:style-name="T15">provid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21:43:52.794295200</meta:creation-date>
    <dc:date>2026-01-27T21:55:12.033210900</dc:date>
    <meta:editing-duration>PT11M12S</meta:editing-duration>
    <meta:editing-cycles>17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44" meta:character-count="396" meta:non-whitespace-character-count="353"/>
  </office:meta>
</office:document-meta>
</file>